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69061836518" calcext:value-type="float">
            <text:p>0.0369061837</text:p>
          </table:table-cell>
          <table:table-cell office:value-type="float" office:value="38.1512104789369" calcext:value-type="float">
            <text:p>38.151210478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1145348689" calcext:value-type="float">
            <text:p>0.0151145349</text:p>
          </table:table-cell>
          <table:table-cell office:value-type="float" office:value="24.4891807912461" calcext:value-type="float">
            <text:p>24.4891807912</text:p>
          </table:table-cell>
          <table:table-cell table:number-columns-repeated="3"/>
        </table:table-row>
        <table:table-row table:style-name="ro1">
          <table:table-cell office:value-type="float" office:value="0.0179792884711" calcext:value-type="float">
            <text:p>0.0179792885</text:p>
          </table:table-cell>
          <table:table-cell office:value-type="float" office:value="57.3633283643111" calcext:value-type="float">
            <text:p>57.3633283643</text:p>
          </table:table-cell>
          <table:table-cell table:number-columns-repeated="3"/>
        </table:table-row>
        <table:table-row table:style-name="ro1">
          <table:table-cell office:value-type="float" office:value="0.00727373950088" calcext:value-type="float">
            <text:p>0.0072737395</text:p>
          </table:table-cell>
          <table:table-cell office:value-type="float" office:value="18.1911157392501" calcext:value-type="float">
            <text:p>18.1911157393</text:p>
          </table:table-cell>
          <table:table-cell table:number-columns-repeated="3"/>
        </table:table-row>
        <table:table-row table:style-name="ro1">
          <table:table-cell office:value-type="float" office:value="0.00281167743479" calcext:value-type="float">
            <text:p>0.0028116774</text:p>
          </table:table-cell>
          <table:table-cell office:value-type="float" office:value="25.3428954422213" calcext:value-type="float">
            <text:p>25.3428954422</text:p>
          </table:table-cell>
          <table:table-cell table:number-columns-repeated="3"/>
        </table:table-row>
        <table:table-row table:style-name="ro1">
          <table:table-cell office:value-type="float" office:value="0.0224728170005" calcext:value-type="float">
            <text:p>0.022472817</text:p>
          </table:table-cell>
          <table:table-cell office:value-type="float" office:value="10.0522536681397" calcext:value-type="float">
            <text:p>10.0522536681</text:p>
          </table:table-cell>
          <table:table-cell table:number-columns-repeated="3"/>
        </table:table-row>
        <table:table-row table:style-name="ro1">
          <table:table-cell office:value-type="float" office:value="0.0316789437669" calcext:value-type="float">
            <text:p>0.0316789438</text:p>
          </table:table-cell>
          <table:table-cell office:value-type="float" office:value="36.6692439009427" calcext:value-type="float">
            <text:p>36.6692439009</text:p>
          </table:table-cell>
          <table:table-cell table:number-columns-repeated="3"/>
        </table:table-row>
        <table:table-row table:style-name="ro1">
          <table:table-cell office:value-type="float" office:value="0.0204235679779" calcext:value-type="float">
            <text:p>0.020423568</text:p>
          </table:table-cell>
          <table:table-cell office:value-type="float" office:value="39.3669400221477" calcext:value-type="float">
            <text:p>39.3669400221</text:p>
          </table:table-cell>
          <table:table-cell table:number-columns-repeated="3"/>
        </table:table-row>
        <table:table-row table:style-name="ro1">
          <table:table-cell office:value-type="float" office:value="0.0181426077431" calcext:value-type="float">
            <text:p>0.0181426077</text:p>
          </table:table-cell>
          <table:table-cell office:value-type="float" office:value="45.7866395046473" calcext:value-type="float">
            <text:p>45.7866395046</text:p>
          </table:table-cell>
          <table:table-cell table:number-columns-repeated="3"/>
        </table:table-row>
        <table:table-row table:style-name="ro1">
          <table:table-cell office:value-type="float" office:value="0.0253347320452" calcext:value-type="float">
            <text:p>0.025334732</text:p>
          </table:table-cell>
          <table:table-cell office:value-type="float" office:value="12.0184719665568" calcext:value-type="float">
            <text:p>12.0184719666</text:p>
          </table:table-cell>
          <table:table-cell table:number-columns-repeated="3"/>
        </table:table-row>
        <table:table-row table:style-name="ro1">
          <table:table-cell office:value-type="float" office:value="0.0094396813025" calcext:value-type="float">
            <text:p>0.0094396813</text:p>
          </table:table-cell>
          <table:table-cell office:value-type="float" office:value="54.5563560405496" calcext:value-type="float">
            <text:p>54.5563560405</text:p>
          </table:table-cell>
          <table:table-cell table:number-columns-repeated="3"/>
        </table:table-row>
        <table:table-row table:style-name="ro1">
          <table:table-cell office:value-type="float" office:value="0.0205540374002" calcext:value-type="float">
            <text:p>0.0205540374</text:p>
          </table:table-cell>
          <table:table-cell office:value-type="float" office:value="20.807707870188" calcext:value-type="float">
            <text:p>20.8077078702</text:p>
          </table:table-cell>
          <table:table-cell table:number-columns-repeated="3"/>
        </table:table-row>
        <table:table-row table:style-name="ro1">
          <table:table-cell office:value-type="float" office:value="0.0395933871338" calcext:value-type="float">
            <text:p>0.0395933871</text:p>
          </table:table-cell>
          <table:table-cell office:value-type="float" office:value="40.9402513085493" calcext:value-type="float">
            <text:p>40.9402513085</text:p>
          </table:table-cell>
          <table:table-cell table:number-columns-repeated="3"/>
        </table:table-row>
        <table:table-row table:style-name="ro1">
          <table:table-cell office:value-type="float" office:value="0.02350718065" calcext:value-type="float">
            <text:p>0.0235071807</text:p>
          </table:table-cell>
          <table:table-cell office:value-type="float" office:value="46.0175803833007" calcext:value-type="float">
            <text:p>46.0175803833</text:p>
          </table:table-cell>
          <table:table-cell table:number-columns-repeated="3"/>
        </table:table-row>
        <table:table-row table:style-name="ro1">
          <table:table-cell office:value-type="float" office:value="0.0206142880381" calcext:value-type="float">
            <text:p>0.020614288</text:p>
          </table:table-cell>
          <table:table-cell office:value-type="float" office:value="21.8557726160395" calcext:value-type="float">
            <text:p>21.855772616</text:p>
          </table:table-cell>
          <table:table-cell table:number-columns-repeated="3"/>
        </table:table-row>
        <table:table-row table:style-name="ro1">
          <table:table-cell office:value-type="float" office:value="0.0502096970172" calcext:value-type="float">
            <text:p>0.050209697</text:p>
          </table:table-cell>
          <table:table-cell office:value-type="float" office:value="56.2405074938583" calcext:value-type="float">
            <text:p>56.2405074939</text:p>
          </table:table-cell>
          <table:table-cell table:number-columns-repeated="3"/>
        </table:table-row>
        <table:table-row table:style-name="ro1">
          <table:table-cell office:value-type="float" office:value="0.0148407209473" calcext:value-type="float">
            <text:p>0.0148407209</text:p>
          </table:table-cell>
          <table:table-cell office:value-type="float" office:value="25.1324842868793" calcext:value-type="float">
            <text:p>25.1324842869</text:p>
          </table:table-cell>
          <table:table-cell table:number-columns-repeated="3"/>
        </table:table-row>
        <table:table-row table:style-name="ro1">
          <table:table-cell office:value-type="float" office:value="0.0581279956082" calcext:value-type="float">
            <text:p>0.0581279956</text:p>
          </table:table-cell>
          <table:table-cell office:value-type="float" office:value="34.9402168259344" calcext:value-type="float">
            <text:p>34.9402168259</text:p>
          </table:table-cell>
          <table:table-cell table:number-columns-repeated="3"/>
        </table:table-row>
        <table:table-row table:style-name="ro1">
          <table:table-cell office:value-type="float" office:value="0.0134359801878" calcext:value-type="float">
            <text:p>0.0134359802</text:p>
          </table:table-cell>
          <table:table-cell office:value-type="float" office:value="63.8389744955973" calcext:value-type="float">
            <text:p>63.8389744956</text:p>
          </table:table-cell>
          <table:table-cell table:number-columns-repeated="3"/>
        </table:table-row>
        <table:table-row table:style-name="ro1">
          <table:table-cell office:value-type="float" office:value="0.00854064642507" calcext:value-type="float">
            <text:p>0.0085406464</text:p>
          </table:table-cell>
          <table:table-cell office:value-type="float" office:value="43.6036520365586" calcext:value-type="float">
            <text:p>43.6036520366</text:p>
          </table:table-cell>
          <table:table-cell table:number-columns-repeated="3"/>
        </table:table-row>
        <table:table-row table:style-name="ro1">
          <table:table-cell office:value-type="float" office:value="0.00283694009637" calcext:value-type="float">
            <text:p>0.0028369401</text:p>
          </table:table-cell>
          <table:table-cell office:value-type="float" office:value="20.5343997528877" calcext:value-type="float">
            <text:p>20.5343997529</text:p>
          </table:table-cell>
          <table:table-cell table:number-columns-repeated="3"/>
        </table:table-row>
        <table:table-row table:style-name="ro1">
          <table:table-cell office:value-type="float" office:value="0.0228635987747" calcext:value-type="float">
            <text:p>0.0228635988</text:p>
          </table:table-cell>
          <table:table-cell office:value-type="float" office:value="56.1304975564721" calcext:value-type="float">
            <text:p>56.1304975565</text:p>
          </table:table-cell>
          <table:table-cell table:number-columns-repeated="3"/>
        </table:table-row>
        <table:table-row table:style-name="ro1">
          <table:table-cell office:value-type="float" office:value="0.0242711262395" calcext:value-type="float">
            <text:p>0.0242711262</text:p>
          </table:table-cell>
          <table:table-cell office:value-type="float" office:value="14.7085198852824" calcext:value-type="float">
            <text:p>14.7085198853</text:p>
          </table:table-cell>
          <table:table-cell table:number-columns-repeated="3"/>
        </table:table-row>
        <table:table-row table:style-name="ro1">
          <table:table-cell office:value-type="float" office:value="0.0407060281304" calcext:value-type="float">
            <text:p>0.0407060281</text:p>
          </table:table-cell>
          <table:table-cell office:value-type="float" office:value="35.1553953556914" calcext:value-type="float">
            <text:p>35.1553953557</text:p>
          </table:table-cell>
          <table:table-cell table:number-columns-repeated="3"/>
        </table:table-row>
        <table:table-row table:style-name="ro1">
          <table:table-cell office:value-type="float" office:value="0.0529291430627" calcext:value-type="float">
            <text:p>0.0529291431</text:p>
          </table:table-cell>
          <table:table-cell office:value-type="float" office:value="70.567222157434" calcext:value-type="float">
            <text:p>70.5672221574</text:p>
          </table:table-cell>
          <table:table-cell table:number-columns-repeated="3"/>
        </table:table-row>
        <table:table-row table:style-name="ro1">
          <table:table-cell office:value-type="float" office:value="0.0286370745616" calcext:value-type="float">
            <text:p>0.0286370746</text:p>
          </table:table-cell>
          <table:table-cell office:value-type="float" office:value="22.0424117985649" calcext:value-type="float">
            <text:p>22.0424117986</text:p>
          </table:table-cell>
          <table:table-cell table:number-columns-repeated="3"/>
        </table:table-row>
        <table:table-row table:style-name="ro1">
          <table:table-cell office:value-type="float" office:value="0.0388820217003" calcext:value-type="float">
            <text:p>0.0388820217</text:p>
          </table:table-cell>
          <table:table-cell office:value-type="float" office:value="21.2509054167006" calcext:value-type="float">
            <text:p>21.2509054167</text:p>
          </table:table-cell>
          <table:table-cell table:number-columns-repeated="3"/>
        </table:table-row>
        <table:table-row table:style-name="ro1">
          <table:table-cell office:value-type="float" office:value="0.0112264440424" calcext:value-type="float">
            <text:p>0.011226444</text:p>
          </table:table-cell>
          <table:table-cell office:value-type="float" office:value="20.8485326742917" calcext:value-type="float">
            <text:p>20.8485326743</text:p>
          </table:table-cell>
          <table:table-cell table:number-columns-repeated="3"/>
        </table:table-row>
        <table:table-row table:style-name="ro1">
          <table:table-cell office:value-type="float" office:value="0.0200696885318" calcext:value-type="float">
            <text:p>0.0200696885</text:p>
          </table:table-cell>
          <table:table-cell office:value-type="float" office:value="26.7289389018195" calcext:value-type="float">
            <text:p>26.7289389018</text:p>
          </table:table-cell>
          <table:table-cell table:number-columns-repeated="3"/>
        </table:table-row>
        <table:table-row table:style-name="ro1">
          <table:table-cell office:value-type="float" office:value="0.0150531748514" calcext:value-type="float">
            <text:p>0.0150531749</text:p>
          </table:table-cell>
          <table:table-cell office:value-type="float" office:value="31.0624085335479" calcext:value-type="float">
            <text:p>31.0624085335</text:p>
          </table:table-cell>
          <table:table-cell table:number-columns-repeated="3"/>
        </table:table-row>
        <table:table-row table:style-name="ro1">
          <table:table-cell office:value-type="float" office:value="0.0187004862126" calcext:value-type="float">
            <text:p>0.0187004862</text:p>
          </table:table-cell>
          <table:table-cell office:value-type="float" office:value="68.9986793716326" calcext:value-type="float">
            <text:p>68.9986793716</text:p>
          </table:table-cell>
          <table:table-cell table:number-columns-repeated="3"/>
        </table:table-row>
        <table:table-row table:style-name="ro1">
          <table:table-cell office:value-type="float" office:value="0.0123019716554" calcext:value-type="float">
            <text:p>0.0123019717</text:p>
          </table:table-cell>
          <table:table-cell office:value-type="float" office:value="16.7994073138891" calcext:value-type="float">
            <text:p>16.7994073139</text:p>
          </table:table-cell>
          <table:table-cell table:number-columns-repeated="3"/>
        </table:table-row>
        <table:table-row table:style-name="ro1">
          <table:table-cell office:value-type="float" office:value="0.00313768247623" calcext:value-type="float">
            <text:p>0.0031376825</text:p>
          </table:table-cell>
          <table:table-cell office:value-type="float" office:value="43.7274889378969" calcext:value-type="float">
            <text:p>43.7274889379</text:p>
          </table:table-cell>
          <table:table-cell table:number-columns-repeated="3"/>
        </table:table-row>
        <table:table-row table:style-name="ro1">
          <table:table-cell office:value-type="float" office:value="0.0225938566553" calcext:value-type="float">
            <text:p>0.0225938567</text:p>
          </table:table-cell>
          <table:table-cell office:value-type="float" office:value="41.2212990345016" calcext:value-type="float">
            <text:p>41.2212990345</text:p>
          </table:table-cell>
          <table:table-cell table:number-columns-repeated="3"/>
        </table:table-row>
        <table:table-row table:style-name="ro1">
          <table:table-cell office:value-type="float" office:value="0.0135670236936" calcext:value-type="float">
            <text:p>0.0135670237</text:p>
          </table:table-cell>
          <table:table-cell office:value-type="float" office:value="29.2328593938643" calcext:value-type="float">
            <text:p>29.2328593939</text:p>
          </table:table-cell>
          <table:table-cell table:number-columns-repeated="3"/>
        </table:table-row>
        <table:table-row table:style-name="ro1">
          <table:table-cell office:value-type="float" office:value="0.0307941267462" calcext:value-type="float">
            <text:p>0.0307941267</text:p>
          </table:table-cell>
          <table:table-cell office:value-type="float" office:value="22.8397248847814" calcext:value-type="float">
            <text:p>22.8397248848</text:p>
          </table:table-cell>
          <table:table-cell table:number-columns-repeated="3"/>
        </table:table-row>
        <table:table-row table:style-name="ro1">
          <table:table-cell office:value-type="float" office:value="0.0030824324018" calcext:value-type="float">
            <text:p>0.0030824324</text:p>
          </table:table-cell>
          <table:table-cell office:value-type="float" office:value="38.5386883478713" calcext:value-type="float">
            <text:p>38.5386883479</text:p>
          </table:table-cell>
          <table:table-cell table:number-columns-repeated="3"/>
        </table:table-row>
        <table:table-row table:style-name="ro1">
          <table:table-cell office:value-type="float" office:value="0.0251497745661" calcext:value-type="float">
            <text:p>0.0251497746</text:p>
          </table:table-cell>
          <table:table-cell office:value-type="float" office:value="44.3853819130371" calcext:value-type="float">
            <text:p>44.385381913</text:p>
          </table:table-cell>
          <table:table-cell table:number-columns-repeated="3"/>
        </table:table-row>
        <table:table-row table:style-name="ro1">
          <table:table-cell office:value-type="float" office:value="0.011008163213" calcext:value-type="float">
            <text:p>0.0110081632</text:p>
          </table:table-cell>
          <table:table-cell office:value-type="float" office:value="14.3000822203468" calcext:value-type="float">
            <text:p>14.3000822203</text:p>
          </table:table-cell>
          <table:table-cell table:number-columns-repeated="3"/>
        </table:table-row>
        <table:table-row table:style-name="ro1">
          <table:table-cell office:value-type="float" office:value="0.00935381834614" calcext:value-type="float">
            <text:p>0.0093538183</text:p>
          </table:table-cell>
          <table:table-cell office:value-type="float" office:value="18.5060971256301" calcext:value-type="float">
            <text:p>18.5060971256</text:p>
          </table:table-cell>
          <table:table-cell table:number-columns-repeated="3"/>
        </table:table-row>
        <table:table-row table:style-name="ro1">
          <table:table-cell office:value-type="float" office:value="0.0162460110241" calcext:value-type="float">
            <text:p>0.016246011</text:p>
          </table:table-cell>
          <table:table-cell office:value-type="float" office:value="54.2038437456148" calcext:value-type="float">
            <text:p>54.2038437456</text:p>
          </table:table-cell>
          <table:table-cell table:number-columns-repeated="3"/>
        </table:table-row>
        <table:table-row table:style-name="ro1">
          <table:table-cell office:value-type="float" office:value="0.00759936963754" calcext:value-type="float">
            <text:p>0.0075993696</text:p>
          </table:table-cell>
          <table:table-cell office:value-type="float" office:value="67.4292235382827" calcext:value-type="float">
            <text:p>67.4292235383</text:p>
          </table:table-cell>
          <table:table-cell table:number-columns-repeated="3"/>
        </table:table-row>
        <table:table-row table:style-name="ro1">
          <table:table-cell office:value-type="float" office:value="0.0023762553802" calcext:value-type="float">
            <text:p>0.0023762554</text:p>
          </table:table-cell>
          <table:table-cell office:value-type="float" office:value="35.3041646028803" calcext:value-type="float">
            <text:p>35.3041646029</text:p>
          </table:table-cell>
          <table:table-cell table:number-columns-repeated="3"/>
        </table:table-row>
        <table:table-row table:style-name="ro1">
          <table:table-cell office:value-type="float" office:value="0.0169179759352" calcext:value-type="float">
            <text:p>0.0169179759</text:p>
          </table:table-cell>
          <table:table-cell office:value-type="float" office:value="28.9619377650436" calcext:value-type="float">
            <text:p>28.961937765</text:p>
          </table:table-cell>
          <table:table-cell table:number-columns-repeated="3"/>
        </table:table-row>
        <table:table-row table:style-name="ro1">
          <table:table-cell office:value-type="float" office:value="0.0249771504772" calcext:value-type="float">
            <text:p>0.0249771505</text:p>
          </table:table-cell>
          <table:table-cell office:value-type="float" office:value="18.9031310742774" calcext:value-type="float">
            <text:p>18.9031310743</text:p>
          </table:table-cell>
          <table:table-cell table:number-columns-repeated="3"/>
        </table:table-row>
        <table:table-row table:style-name="ro1">
          <table:table-cell office:value-type="float" office:value="0.0611033111033" calcext:value-type="float">
            <text:p>0.0611033111</text:p>
          </table:table-cell>
          <table:table-cell office:value-type="float" office:value="48.7526491694106" calcext:value-type="float">
            <text:p>48.7526491694</text:p>
          </table:table-cell>
          <table:table-cell table:number-columns-repeated="3"/>
        </table:table-row>
        <table:table-row table:style-name="ro1">
          <table:table-cell office:value-type="float" office:value="0.0100239910687" calcext:value-type="float">
            <text:p>0.0100239911</text:p>
          </table:table-cell>
          <table:table-cell office:value-type="float" office:value="34.5507092028747" calcext:value-type="float">
            <text:p>34.5507092029</text:p>
          </table:table-cell>
          <table:table-cell table:number-columns-repeated="3"/>
        </table:table-row>
        <table:table-row table:style-name="ro1">
          <table:table-cell office:value-type="float" office:value="0.00623660105243" calcext:value-type="float">
            <text:p>0.0062366011</text:p>
          </table:table-cell>
          <table:table-cell office:value-type="float" office:value="31.0803473943647" calcext:value-type="float">
            <text:p>31.0803473944</text:p>
          </table:table-cell>
          <table:table-cell table:number-columns-repeated="3"/>
        </table:table-row>
        <table:table-row table:style-name="ro1">
          <table:table-cell office:value-type="float" office:value="0.0113989637306" calcext:value-type="float">
            <text:p>0.0113989637</text:p>
          </table:table-cell>
          <table:table-cell office:value-type="float" office:value="27.0403792683887" calcext:value-type="float">
            <text:p>27.0403792684</text:p>
          </table:table-cell>
          <table:table-cell table:number-columns-repeated="3"/>
        </table:table-row>
        <table:table-row table:style-name="ro1">
          <table:table-cell office:value-type="float" office:value="0.0336573940386" calcext:value-type="float">
            <text:p>0.033657394</text:p>
          </table:table-cell>
          <table:table-cell office:value-type="float" office:value="63.521022176052" calcext:value-type="float">
            <text:p>63.5210221761</text:p>
          </table:table-cell>
          <table:table-cell table:number-columns-repeated="3"/>
        </table:table-row>
        <table:table-row table:style-name="ro1">
          <table:table-cell office:value-type="float" office:value="0.0330593029792" calcext:value-type="float">
            <text:p>0.033059303</text:p>
          </table:table-cell>
          <table:table-cell office:value-type="float" office:value="15.4061973228762" calcext:value-type="float">
            <text:p>15.4061973229</text:p>
          </table:table-cell>
          <table:table-cell table:number-columns-repeated="3"/>
        </table:table-row>
        <table:table-row table:style-name="ro1">
          <table:table-cell office:value-type="float" office:value="0.0160700185723" calcext:value-type="float">
            <text:p>0.0160700186</text:p>
          </table:table-cell>
          <table:table-cell office:value-type="float" office:value="43.5142554365968" calcext:value-type="float">
            <text:p>43.5142554366</text:p>
          </table:table-cell>
          <table:table-cell table:number-columns-repeated="3"/>
        </table:table-row>
        <table:table-row table:style-name="ro1">
          <table:table-cell office:value-type="float" office:value="0.00795908096024" calcext:value-type="float">
            <text:p>0.007959081</text:p>
          </table:table-cell>
          <table:table-cell office:value-type="float" office:value="54.9869520996134" calcext:value-type="float">
            <text:p>54.9869520996</text:p>
          </table:table-cell>
          <table:table-cell table:number-columns-repeated="3"/>
        </table:table-row>
        <table:table-row table:style-name="ro1">
          <table:table-cell office:value-type="float" office:value="0.0206803015027" calcext:value-type="float">
            <text:p>0.0206803015</text:p>
          </table:table-cell>
          <table:table-cell office:value-type="float" office:value="65.6757889338823" calcext:value-type="float">
            <text:p>65.6757889339</text:p>
          </table:table-cell>
          <table:table-cell table:number-columns-repeated="3"/>
        </table:table-row>
        <table:table-row table:style-name="ro1">
          <table:table-cell office:value-type="float" office:value="0.0156755212796" calcext:value-type="float">
            <text:p>0.0156755213</text:p>
          </table:table-cell>
          <table:table-cell office:value-type="float" office:value="12.0485612505714" calcext:value-type="float">
            <text:p>12.0485612506</text:p>
          </table:table-cell>
          <table:table-cell table:number-columns-repeated="3"/>
        </table:table-row>
        <table:table-row table:style-name="ro1">
          <table:table-cell office:value-type="float" office:value="0.0190904857985" calcext:value-type="float">
            <text:p>0.0190904858</text:p>
          </table:table-cell>
          <table:table-cell office:value-type="float" office:value="45.5872537911277" calcext:value-type="float">
            <text:p>45.5872537911</text:p>
          </table:table-cell>
          <table:table-cell table:number-columns-repeated="3"/>
        </table:table-row>
        <table:table-row table:style-name="ro1">
          <table:table-cell office:value-type="float" office:value="0.0205662393162" calcext:value-type="float">
            <text:p>0.0205662393</text:p>
          </table:table-cell>
          <table:table-cell office:value-type="float" office:value="57.0395574047365" calcext:value-type="float">
            <text:p>57.0395574047</text:p>
          </table:table-cell>
          <table:table-cell table:number-columns-repeated="3"/>
        </table:table-row>
        <table:table-row table:style-name="ro1">
          <table:table-cell office:value-type="float" office:value="0.032818767473" calcext:value-type="float">
            <text:p>0.0328187675</text:p>
          </table:table-cell>
          <table:table-cell office:value-type="float" office:value="69.480738366854" calcext:value-type="float">
            <text:p>69.4807383669</text:p>
          </table:table-cell>
          <table:table-cell table:number-columns-repeated="3"/>
        </table:table-row>
        <table:table-row table:style-name="ro1">
          <table:table-cell office:value-type="float" office:value="0.00892651727787" calcext:value-type="float">
            <text:p>0.0089265173</text:p>
          </table:table-cell>
          <table:table-cell office:value-type="float" office:value="39.0851031643696" calcext:value-type="float">
            <text:p>39.0851031644</text:p>
          </table:table-cell>
          <table:table-cell table:number-columns-repeated="3"/>
        </table:table-row>
        <table:table-row table:style-name="ro1">
          <table:table-cell office:value-type="float" office:value="0.0311025973758" calcext:value-type="float">
            <text:p>0.0311025974</text:p>
          </table:table-cell>
          <table:table-cell office:value-type="float" office:value="39.3541304465786" calcext:value-type="float">
            <text:p>39.3541304466</text:p>
          </table:table-cell>
          <table:table-cell table:number-columns-repeated="3"/>
        </table:table-row>
        <table:table-row table:style-name="ro1">
          <table:table-cell office:value-type="float" office:value="0.0114655466001" calcext:value-type="float">
            <text:p>0.0114655466</text:p>
          </table:table-cell>
          <table:table-cell office:value-type="float" office:value="46.479451798056" calcext:value-type="float">
            <text:p>46.4794517981</text:p>
          </table:table-cell>
          <table:table-cell table:number-columns-repeated="3"/>
        </table:table-row>
        <table:table-row table:style-name="ro1">
          <table:table-cell office:value-type="float" office:value="0.0151028981585" calcext:value-type="float">
            <text:p>0.0151028982</text:p>
          </table:table-cell>
          <table:table-cell office:value-type="float" office:value="18.5657183933421" calcext:value-type="float">
            <text:p>18.5657183933</text:p>
          </table:table-cell>
          <table:table-cell table:number-columns-repeated="3"/>
        </table:table-row>
        <table:table-row table:style-name="ro1">
          <table:table-cell office:value-type="float" office:value="0.0204541044052" calcext:value-type="float">
            <text:p>0.0204541044</text:p>
          </table:table-cell>
          <table:table-cell office:value-type="float" office:value="8.99635198162505" calcext:value-type="float">
            <text:p>8.9963519816</text:p>
          </table:table-cell>
          <table:table-cell table:number-columns-repeated="3"/>
        </table:table-row>
        <table:table-row table:style-name="ro1">
          <table:table-cell office:value-type="float" office:value="0.0582955359274" calcext:value-type="float">
            <text:p>0.0582955359</text:p>
          </table:table-cell>
          <table:table-cell office:value-type="float" office:value="28.9714983052324" calcext:value-type="float">
            <text:p>28.9714983052</text:p>
          </table:table-cell>
          <table:table-cell table:number-columns-repeated="3"/>
        </table:table-row>
      </table:table>
      <table:table table:name="Deletion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89308749174" calcext:value-type="float">
            <text:p>0.0389308749</text:p>
          </table:table-cell>
          <table:table-cell office:value-type="float" office:value="42.7799935360915" calcext:value-type="float">
            <text:p>42.77999353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0093563119" calcext:value-type="float">
            <text:p>0.0150093563</text:p>
          </table:table-cell>
          <table:table-cell office:value-type="float" office:value="27.7065730907157" calcext:value-type="float">
            <text:p>27.7065730907</text:p>
          </table:table-cell>
          <table:table-cell table:number-columns-repeated="3"/>
        </table:table-row>
        <table:table-row table:style-name="ro1">
          <table:table-cell office:value-type="float" office:value="0.0190317592482" calcext:value-type="float">
            <text:p>0.0190317592</text:p>
          </table:table-cell>
          <table:table-cell office:value-type="float" office:value="67.4037083731723" calcext:value-type="float">
            <text:p>67.4037083732</text:p>
          </table:table-cell>
          <table:table-cell table:number-columns-repeated="3"/>
        </table:table-row>
        <table:table-row table:style-name="ro1">
          <table:table-cell office:value-type="float" office:value="0.00782420713882" calcext:value-type="float">
            <text:p>0.0078242071</text:p>
          </table:table-cell>
          <table:table-cell office:value-type="float" office:value="21.5860154844608" calcext:value-type="float">
            <text:p>21.5860154845</text:p>
          </table:table-cell>
          <table:table-cell table:number-columns-repeated="3"/>
        </table:table-row>
        <table:table-row table:style-name="ro1">
          <table:table-cell office:value-type="float" office:value="0.00330950489807" calcext:value-type="float">
            <text:p>0.0033095049</text:p>
          </table:table-cell>
          <table:table-cell office:value-type="float" office:value="25.4527874425488" calcext:value-type="float">
            <text:p>25.4527874425</text:p>
          </table:table-cell>
          <table:table-cell table:number-columns-repeated="3"/>
        </table:table-row>
        <table:table-row table:style-name="ro1">
          <table:table-cell office:value-type="float" office:value="0.0238431372549" calcext:value-type="float">
            <text:p>0.0238431373</text:p>
          </table:table-cell>
          <table:table-cell office:value-type="float" office:value="23.3134402287317" calcext:value-type="float">
            <text:p>23.3134402287</text:p>
          </table:table-cell>
          <table:table-cell table:number-columns-repeated="3"/>
        </table:table-row>
        <table:table-row table:style-name="ro1">
          <table:table-cell office:value-type="float" office:value="0.0311111111111" calcext:value-type="float">
            <text:p>0.0311111111</text:p>
          </table:table-cell>
          <table:table-cell office:value-type="float" office:value="20.7427419433521" calcext:value-type="float">
            <text:p>20.7427419434</text:p>
          </table:table-cell>
          <table:table-cell table:number-columns-repeated="3"/>
        </table:table-row>
        <table:table-row table:style-name="ro1">
          <table:table-cell office:value-type="float" office:value="0.0223715913441" calcext:value-type="float">
            <text:p>0.0223715913</text:p>
          </table:table-cell>
          <table:table-cell office:value-type="float" office:value="51.9983291247929" calcext:value-type="float">
            <text:p>51.9983291248</text:p>
          </table:table-cell>
          <table:table-cell table:number-columns-repeated="3"/>
        </table:table-row>
        <table:table-row table:style-name="ro1">
          <table:table-cell office:value-type="float" office:value="0.0182946286119" calcext:value-type="float">
            <text:p>0.0182946286</text:p>
          </table:table-cell>
          <table:table-cell office:value-type="float" office:value="26.4640952649468" calcext:value-type="float">
            <text:p>26.4640952649</text:p>
          </table:table-cell>
          <table:table-cell table:number-columns-repeated="3"/>
        </table:table-row>
        <table:table-row table:style-name="ro1">
          <table:table-cell office:value-type="float" office:value="0.0248934659091" calcext:value-type="float">
            <text:p>0.0248934659</text:p>
          </table:table-cell>
          <table:table-cell office:value-type="float" office:value="15.8485804890161" calcext:value-type="float">
            <text:p>15.848580489</text:p>
          </table:table-cell>
          <table:table-cell table:number-columns-repeated="3"/>
        </table:table-row>
        <table:table-row table:style-name="ro1">
          <table:table-cell office:value-type="float" office:value="0.00871829710145" calcext:value-type="float">
            <text:p>0.0087182971</text:p>
          </table:table-cell>
          <table:table-cell office:value-type="float" office:value="26.6971737004699" calcext:value-type="float">
            <text:p>26.6971737005</text:p>
          </table:table-cell>
          <table:table-cell table:number-columns-repeated="3"/>
        </table:table-row>
        <table:table-row table:style-name="ro1">
          <table:table-cell office:value-type="float" office:value="0.0206876554362" calcext:value-type="float">
            <text:p>0.0206876554</text:p>
          </table:table-cell>
          <table:table-cell office:value-type="float" office:value="22.0983230501297" calcext:value-type="float">
            <text:p>22.0983230501</text:p>
          </table:table-cell>
          <table:table-cell table:number-columns-repeated="3"/>
        </table:table-row>
        <table:table-row table:style-name="ro1">
          <table:table-cell office:value-type="float" office:value="0.0476169337536" calcext:value-type="float">
            <text:p>0.0476169338</text:p>
          </table:table-cell>
          <table:table-cell office:value-type="float" office:value="40.1449318503712" calcext:value-type="float">
            <text:p>40.1449318504</text:p>
          </table:table-cell>
          <table:table-cell table:number-columns-repeated="3"/>
        </table:table-row>
        <table:table-row table:style-name="ro1">
          <table:table-cell office:value-type="float" office:value="0.0253084215955" calcext:value-type="float">
            <text:p>0.0253084216</text:p>
          </table:table-cell>
          <table:table-cell office:value-type="float" office:value="69.4336117461077" calcext:value-type="float">
            <text:p>69.4336117461</text:p>
          </table:table-cell>
          <table:table-cell table:number-columns-repeated="3"/>
        </table:table-row>
        <table:table-row table:style-name="ro1">
          <table:table-cell office:value-type="float" office:value="0.0206429780034" calcext:value-type="float">
            <text:p>0.020642978</text:p>
          </table:table-cell>
          <table:table-cell office:value-type="float" office:value="58.1620358956851" calcext:value-type="float">
            <text:p>58.1620358957</text:p>
          </table:table-cell>
          <table:table-cell table:number-columns-repeated="3"/>
        </table:table-row>
        <table:table-row table:style-name="ro1">
          <table:table-cell office:value-type="float" office:value="0.0512565851973" calcext:value-type="float">
            <text:p>0.0512565852</text:p>
          </table:table-cell>
          <table:table-cell office:value-type="float" office:value="56.4583919545416" calcext:value-type="float">
            <text:p>56.4583919545</text:p>
          </table:table-cell>
          <table:table-cell table:number-columns-repeated="3"/>
        </table:table-row>
        <table:table-row table:style-name="ro1">
          <table:table-cell office:value-type="float" office:value="0.0123958626796" calcext:value-type="float">
            <text:p>0.0123958627</text:p>
          </table:table-cell>
          <table:table-cell office:value-type="float" office:value="18.9593963392288" calcext:value-type="float">
            <text:p>18.9593963392</text:p>
          </table:table-cell>
          <table:table-cell table:number-columns-repeated="3"/>
        </table:table-row>
        <table:table-row table:style-name="ro1">
          <table:table-cell office:value-type="float" office:value="0.078689285409" calcext:value-type="float">
            <text:p>0.0786892854</text:p>
          </table:table-cell>
          <table:table-cell office:value-type="float" office:value="38.4409458145896" calcext:value-type="float">
            <text:p>38.4409458146</text:p>
          </table:table-cell>
          <table:table-cell table:number-columns-repeated="3"/>
        </table:table-row>
        <table:table-row table:style-name="ro1">
          <table:table-cell office:value-type="float" office:value="0.0131273421155" calcext:value-type="float">
            <text:p>0.0131273421</text:p>
          </table:table-cell>
          <table:table-cell office:value-type="float" office:value="43.7878423063982" calcext:value-type="float">
            <text:p>43.7878423064</text:p>
          </table:table-cell>
          <table:table-cell table:number-columns-repeated="3"/>
        </table:table-row>
        <table:table-row table:style-name="ro1">
          <table:table-cell office:value-type="float" office:value="0.00926295085453" calcext:value-type="float">
            <text:p>0.0092629509</text:p>
          </table:table-cell>
          <table:table-cell office:value-type="float" office:value="25.7501420778626" calcext:value-type="float">
            <text:p>25.7501420779</text:p>
          </table:table-cell>
          <table:table-cell table:number-columns-repeated="3"/>
        </table:table-row>
        <table:table-row table:style-name="ro1">
          <table:table-cell office:value-type="float" office:value="0.00389099471629" calcext:value-type="float">
            <text:p>0.0038909947</text:p>
          </table:table-cell>
          <table:table-cell office:value-type="float" office:value="26.5694843313667" calcext:value-type="float">
            <text:p>26.5694843314</text:p>
          </table:table-cell>
          <table:table-cell table:number-columns-repeated="3"/>
        </table:table-row>
        <table:table-row table:style-name="ro1">
          <table:table-cell office:value-type="float" office:value="0.0235387334674" calcext:value-type="float">
            <text:p>0.0235387335</text:p>
          </table:table-cell>
          <table:table-cell office:value-type="float" office:value="30.686127274131" calcext:value-type="float">
            <text:p>30.6861272741</text:p>
          </table:table-cell>
          <table:table-cell table:number-columns-repeated="3"/>
        </table:table-row>
        <table:table-row table:style-name="ro1">
          <table:table-cell office:value-type="float" office:value="0.024796811099" calcext:value-type="float">
            <text:p>0.0247968111</text:p>
          </table:table-cell>
          <table:table-cell office:value-type="float" office:value="25.2431766821813" calcext:value-type="float">
            <text:p>25.2431766822</text:p>
          </table:table-cell>
          <table:table-cell table:number-columns-repeated="3"/>
        </table:table-row>
        <table:table-row table:style-name="ro1">
          <table:table-cell office:value-type="float" office:value="0.0430975274725" calcext:value-type="float">
            <text:p>0.0430975275</text:p>
          </table:table-cell>
          <table:table-cell office:value-type="float" office:value="59.2697879713883" calcext:value-type="float">
            <text:p>59.2697879714</text:p>
          </table:table-cell>
          <table:table-cell table:number-columns-repeated="3"/>
        </table:table-row>
        <table:table-row table:style-name="ro1">
          <table:table-cell office:value-type="float" office:value="0.0548469546786" calcext:value-type="float">
            <text:p>0.0548469547</text:p>
          </table:table-cell>
          <table:table-cell office:value-type="float" office:value="28.0581762771099" calcext:value-type="float">
            <text:p>28.0581762771</text:p>
          </table:table-cell>
          <table:table-cell table:number-columns-repeated="3"/>
        </table:table-row>
        <table:table-row table:style-name="ro1">
          <table:table-cell office:value-type="float" office:value="0.0290574268441" calcext:value-type="float">
            <text:p>0.0290574268</text:p>
          </table:table-cell>
          <table:table-cell office:value-type="float" office:value="49.8286039084265" calcext:value-type="float">
            <text:p>49.8286039084</text:p>
          </table:table-cell>
          <table:table-cell table:number-columns-repeated="3"/>
        </table:table-row>
        <table:table-row table:style-name="ro1">
          <table:table-cell office:value-type="float" office:value="0.0393811533052" calcext:value-type="float">
            <text:p>0.0393811533</text:p>
          </table:table-cell>
          <table:table-cell office:value-type="float" office:value="15.1689148823935" calcext:value-type="float">
            <text:p>15.1689148824</text:p>
          </table:table-cell>
          <table:table-cell table:number-columns-repeated="3"/>
        </table:table-row>
        <table:table-row table:style-name="ro1">
          <table:table-cell office:value-type="float" office:value="0.0109342754962" calcext:value-type="float">
            <text:p>0.0109342755</text:p>
          </table:table-cell>
          <table:table-cell office:value-type="float" office:value="41.0329035990475" calcext:value-type="float">
            <text:p>41.032903599</text:p>
          </table:table-cell>
          <table:table-cell table:number-columns-repeated="3"/>
        </table:table-row>
        <table:table-row table:style-name="ro1">
          <table:table-cell office:value-type="float" office:value="0.0204159149179" calcext:value-type="float">
            <text:p>0.0204159149</text:p>
          </table:table-cell>
          <table:table-cell office:value-type="float" office:value="34.8790394959451" calcext:value-type="float">
            <text:p>34.8790394959</text:p>
          </table:table-cell>
          <table:table-cell table:number-columns-repeated="3"/>
        </table:table-row>
        <table:table-row table:style-name="ro1">
          <table:table-cell office:value-type="float" office:value="0.0166074504737" calcext:value-type="float">
            <text:p>0.0166074505</text:p>
          </table:table-cell>
          <table:table-cell office:value-type="float" office:value="26.3614617980305" calcext:value-type="float">
            <text:p>26.361461798</text:p>
          </table:table-cell>
          <table:table-cell table:number-columns-repeated="3"/>
        </table:table-row>
        <table:table-row table:style-name="ro1">
          <table:table-cell office:value-type="float" office:value="0.0254880952381" calcext:value-type="float">
            <text:p>0.0254880952</text:p>
          </table:table-cell>
          <table:table-cell office:value-type="float" office:value="33.4712058632139" calcext:value-type="float">
            <text:p>33.4712058632</text:p>
          </table:table-cell>
          <table:table-cell table:number-columns-repeated="3"/>
        </table:table-row>
        <table:table-row table:style-name="ro1">
          <table:table-cell office:value-type="float" office:value="0.011867746381" calcext:value-type="float">
            <text:p>0.0118677464</text:p>
          </table:table-cell>
          <table:table-cell office:value-type="float" office:value="59.2941921722546" calcext:value-type="float">
            <text:p>59.2941921723</text:p>
          </table:table-cell>
          <table:table-cell table:number-columns-repeated="3"/>
        </table:table-row>
        <table:table-row table:style-name="ro1">
          <table:table-cell office:value-type="float" office:value="0.0033517374188" calcext:value-type="float">
            <text:p>0.0033517374</text:p>
          </table:table-cell>
          <table:table-cell office:value-type="float" office:value="24.418787463444" calcext:value-type="float">
            <text:p>24.4187874634</text:p>
          </table:table-cell>
          <table:table-cell table:number-columns-repeated="3"/>
        </table:table-row>
        <table:table-row table:style-name="ro1">
          <table:table-cell office:value-type="float" office:value="0.0246237866972" calcext:value-type="float">
            <text:p>0.0246237867</text:p>
          </table:table-cell>
          <table:table-cell office:value-type="float" office:value="42.6623151116274" calcext:value-type="float">
            <text:p>42.6623151116</text:p>
          </table:table-cell>
          <table:table-cell table:number-columns-repeated="3"/>
        </table:table-row>
        <table:table-row table:style-name="ro1">
          <table:table-cell office:value-type="float" office:value="0.0143762508339" calcext:value-type="float">
            <text:p>0.0143762508</text:p>
          </table:table-cell>
          <table:table-cell office:value-type="float" office:value="22.775759797797" calcext:value-type="float">
            <text:p>22.7757597978</text:p>
          </table:table-cell>
          <table:table-cell table:number-columns-repeated="3"/>
        </table:table-row>
        <table:table-row table:style-name="ro1">
          <table:table-cell office:value-type="float" office:value="0.0322204919797" calcext:value-type="float">
            <text:p>0.032220492</text:p>
          </table:table-cell>
          <table:table-cell office:value-type="float" office:value="22.918668275003" calcext:value-type="float">
            <text:p>22.918668275</text:p>
          </table:table-cell>
          <table:table-cell table:number-columns-repeated="3"/>
        </table:table-row>
        <table:table-row table:style-name="ro1">
          <table:table-cell office:value-type="float" office:value="0.00274362477231" calcext:value-type="float">
            <text:p>0.0027436248</text:p>
          </table:table-cell>
          <table:table-cell office:value-type="float" office:value="39.0317425835646" calcext:value-type="float">
            <text:p>39.0317425836</text:p>
          </table:table-cell>
          <table:table-cell table:number-columns-repeated="3"/>
        </table:table-row>
        <table:table-row table:style-name="ro1">
          <table:table-cell office:value-type="float" office:value="0.0260345655928" calcext:value-type="float">
            <text:p>0.0260345656</text:p>
          </table:table-cell>
          <table:table-cell office:value-type="float" office:value="19.0932564642466" calcext:value-type="float">
            <text:p>19.0932564642</text:p>
          </table:table-cell>
          <table:table-cell table:number-columns-repeated="3"/>
        </table:table-row>
        <table:table-row table:style-name="ro1">
          <table:table-cell office:value-type="float" office:value="0.0105016739904" calcext:value-type="float">
            <text:p>0.010501674</text:p>
          </table:table-cell>
          <table:table-cell office:value-type="float" office:value="23.1097044931371" calcext:value-type="float">
            <text:p>23.1097044931</text:p>
          </table:table-cell>
          <table:table-cell table:number-columns-repeated="3"/>
        </table:table-row>
        <table:table-row table:style-name="ro1">
          <table:table-cell office:value-type="float" office:value="0.0105112719561" calcext:value-type="float">
            <text:p>0.010511272</text:p>
          </table:table-cell>
          <table:table-cell office:value-type="float" office:value="46.2729568658049" calcext:value-type="float">
            <text:p>46.2729568658</text:p>
          </table:table-cell>
          <table:table-cell table:number-columns-repeated="3"/>
        </table:table-row>
        <table:table-row table:style-name="ro1">
          <table:table-cell office:value-type="float" office:value="0.018413881542" calcext:value-type="float">
            <text:p>0.0184138815</text:p>
          </table:table-cell>
          <table:table-cell office:value-type="float" office:value="26.9802799468368" calcext:value-type="float">
            <text:p>26.9802799468</text:p>
          </table:table-cell>
          <table:table-cell table:number-columns-repeated="3"/>
        </table:table-row>
        <table:table-row table:style-name="ro1">
          <table:table-cell office:value-type="float" office:value="0.00816708746725" calcext:value-type="float">
            <text:p>0.0081670875</text:p>
          </table:table-cell>
          <table:table-cell office:value-type="float" office:value="59.4712299084612" calcext:value-type="float">
            <text:p>59.4712299085</text:p>
          </table:table-cell>
          <table:table-cell table:number-columns-repeated="3"/>
        </table:table-row>
        <table:table-row table:style-name="ro1">
          <table:table-cell office:value-type="float" office:value="0.00317088198608" calcext:value-type="float">
            <text:p>0.003170882</text:p>
          </table:table-cell>
          <table:table-cell office:value-type="float" office:value="30.3742503452322" calcext:value-type="float">
            <text:p>30.3742503452</text:p>
          </table:table-cell>
          <table:table-cell table:number-columns-repeated="3"/>
        </table:table-row>
        <table:table-row table:style-name="ro1">
          <table:table-cell office:value-type="float" office:value="0.0167647130026" calcext:value-type="float">
            <text:p>0.016764713</text:p>
          </table:table-cell>
          <table:table-cell office:value-type="float" office:value="24.7021910174679" calcext:value-type="float">
            <text:p>24.7021910175</text:p>
          </table:table-cell>
          <table:table-cell table:number-columns-repeated="3"/>
        </table:table-row>
        <table:table-row table:style-name="ro1">
          <table:table-cell office:value-type="float" office:value="0.0264667864687" calcext:value-type="float">
            <text:p>0.0264667865</text:p>
          </table:table-cell>
          <table:table-cell office:value-type="float" office:value="23.7086741865211" calcext:value-type="float">
            <text:p>23.7086741865</text:p>
          </table:table-cell>
          <table:table-cell table:number-columns-repeated="3"/>
        </table:table-row>
        <table:table-row table:style-name="ro1">
          <table:table-cell office:value-type="float" office:value="0.0773384633558" calcext:value-type="float">
            <text:p>0.0773384634</text:p>
          </table:table-cell>
          <table:table-cell office:value-type="float" office:value="42.1632663487135" calcext:value-type="float">
            <text:p>42.1632663487</text:p>
          </table:table-cell>
          <table:table-cell table:number-columns-repeated="3"/>
        </table:table-row>
        <table:table-row table:style-name="ro1">
          <table:table-cell office:value-type="float" office:value="0.0100984416434" calcext:value-type="float">
            <text:p>0.0100984416</text:p>
          </table:table-cell>
          <table:table-cell office:value-type="float" office:value="27.4894354201038" calcext:value-type="float">
            <text:p>27.4894354201</text:p>
          </table:table-cell>
          <table:table-cell table:number-columns-repeated="3"/>
        </table:table-row>
        <table:table-row table:style-name="ro1">
          <table:table-cell office:value-type="float" office:value="0.00551588278749" calcext:value-type="float">
            <text:p>0.0055158828</text:p>
          </table:table-cell>
          <table:table-cell office:value-type="float" office:value="13.635789304629" calcext:value-type="float">
            <text:p>13.6357893046</text:p>
          </table:table-cell>
          <table:table-cell table:number-columns-repeated="3"/>
        </table:table-row>
        <table:table-row table:style-name="ro1">
          <table:table-cell office:value-type="float" office:value="0.0139918299455" calcext:value-type="float">
            <text:p>0.0139918299</text:p>
          </table:table-cell>
          <table:table-cell office:value-type="float" office:value="20.1907571335854" calcext:value-type="float">
            <text:p>20.1907571336</text:p>
          </table:table-cell>
          <table:table-cell table:number-columns-repeated="3"/>
        </table:table-row>
        <table:table-row table:style-name="ro1">
          <table:table-cell office:value-type="float" office:value="0.0385624978413" calcext:value-type="float">
            <text:p>0.0385624978</text:p>
          </table:table-cell>
          <table:table-cell office:value-type="float" office:value="62.9534435871968" calcext:value-type="float">
            <text:p>62.9534435872</text:p>
          </table:table-cell>
          <table:table-cell table:number-columns-repeated="3"/>
        </table:table-row>
        <table:table-row table:style-name="ro1">
          <table:table-cell office:value-type="float" office:value="0.0357407198324" calcext:value-type="float">
            <text:p>0.0357407198</text:p>
          </table:table-cell>
          <table:table-cell office:value-type="float" office:value="9.95237529739091" calcext:value-type="float">
            <text:p>9.9523752974</text:p>
          </table:table-cell>
          <table:table-cell table:number-columns-repeated="3"/>
        </table:table-row>
        <table:table-row table:style-name="ro1">
          <table:table-cell office:value-type="float" office:value="0.0151244532985" calcext:value-type="float">
            <text:p>0.0151244533</text:p>
          </table:table-cell>
          <table:table-cell office:value-type="float" office:value="58.7650828550035" calcext:value-type="float">
            <text:p>58.765082855</text:p>
          </table:table-cell>
          <table:table-cell table:number-columns-repeated="3"/>
        </table:table-row>
        <table:table-row table:style-name="ro1">
          <table:table-cell office:value-type="float" office:value="0.00726314665148" calcext:value-type="float">
            <text:p>0.0072631467</text:p>
          </table:table-cell>
          <table:table-cell office:value-type="float" office:value="16.8024692787842" calcext:value-type="float">
            <text:p>16.8024692788</text:p>
          </table:table-cell>
          <table:table-cell table:number-columns-repeated="3"/>
        </table:table-row>
        <table:table-row table:style-name="ro1">
          <table:table-cell office:value-type="float" office:value="0.0173387447096" calcext:value-type="float">
            <text:p>0.0173387447</text:p>
          </table:table-cell>
          <table:table-cell office:value-type="float" office:value="27.7167929924952" calcext:value-type="float">
            <text:p>27.7167929925</text:p>
          </table:table-cell>
          <table:table-cell table:number-columns-repeated="3"/>
        </table:table-row>
        <table:table-row table:style-name="ro1">
          <table:table-cell office:value-type="float" office:value="0.019247874195" calcext:value-type="float">
            <text:p>0.0192478742</text:p>
          </table:table-cell>
          <table:table-cell office:value-type="float" office:value="31.6267261602351" calcext:value-type="float">
            <text:p>31.6267261602</text:p>
          </table:table-cell>
          <table:table-cell table:number-columns-repeated="3"/>
        </table:table-row>
        <table:table-row table:style-name="ro1">
          <table:table-cell office:value-type="float" office:value="0.0189387842695" calcext:value-type="float">
            <text:p>0.0189387843</text:p>
          </table:table-cell>
          <table:table-cell office:value-type="float" office:value="40.4440755502332" calcext:value-type="float">
            <text:p>40.4440755502</text:p>
          </table:table-cell>
          <table:table-cell table:number-columns-repeated="3"/>
        </table:table-row>
        <table:table-row table:style-name="ro1">
          <table:table-cell office:value-type="float" office:value="0.0233533320431" calcext:value-type="float">
            <text:p>0.023353332</text:p>
          </table:table-cell>
          <table:table-cell office:value-type="float" office:value="29.8464755696707" calcext:value-type="float">
            <text:p>29.8464755697</text:p>
          </table:table-cell>
          <table:table-cell table:number-columns-repeated="3"/>
        </table:table-row>
        <table:table-row table:style-name="ro1">
          <table:table-cell office:value-type="float" office:value="0.0319135191007" calcext:value-type="float">
            <text:p>0.0319135191</text:p>
          </table:table-cell>
          <table:table-cell office:value-type="float" office:value="68.8456617655384" calcext:value-type="float">
            <text:p>68.8456617655</text:p>
          </table:table-cell>
          <table:table-cell table:number-columns-repeated="3"/>
        </table:table-row>
        <table:table-row table:style-name="ro1">
          <table:table-cell office:value-type="float" office:value="0.00789645827493" calcext:value-type="float">
            <text:p>0.0078964583</text:p>
          </table:table-cell>
          <table:table-cell office:value-type="float" office:value="16.3167808463904" calcext:value-type="float">
            <text:p>16.3167808464</text:p>
          </table:table-cell>
          <table:table-cell table:number-columns-repeated="3"/>
        </table:table-row>
        <table:table-row table:style-name="ro1">
          <table:table-cell office:value-type="float" office:value="0.0371156823712" calcext:value-type="float">
            <text:p>0.0371156824</text:p>
          </table:table-cell>
          <table:table-cell office:value-type="float" office:value="45.160072020572" calcext:value-type="float">
            <text:p>45.1600720206</text:p>
          </table:table-cell>
          <table:table-cell table:number-columns-repeated="3"/>
        </table:table-row>
        <table:table-row table:style-name="ro1">
          <table:table-cell office:value-type="float" office:value="0.0119250425894" calcext:value-type="float">
            <text:p>0.0119250426</text:p>
          </table:table-cell>
          <table:table-cell office:value-type="float" office:value="52.0733067542557" calcext:value-type="float">
            <text:p>52.0733067543</text:p>
          </table:table-cell>
          <table:table-cell table:number-columns-repeated="3"/>
        </table:table-row>
        <table:table-row table:style-name="ro1">
          <table:table-cell office:value-type="float" office:value="0.0158489763926" calcext:value-type="float">
            <text:p>0.0158489764</text:p>
          </table:table-cell>
          <table:table-cell office:value-type="float" office:value="26.7256215298968" calcext:value-type="float">
            <text:p>26.7256215299</text:p>
          </table:table-cell>
          <table:table-cell table:number-columns-repeated="3"/>
        </table:table-row>
        <table:table-row table:style-name="ro1">
          <table:table-cell office:value-type="float" office:value="0.019928193957" calcext:value-type="float">
            <text:p>0.019928194</text:p>
          </table:table-cell>
          <table:table-cell office:value-type="float" office:value="21.2197692983749" calcext:value-type="float">
            <text:p>21.2197692984</text:p>
          </table:table-cell>
          <table:table-cell table:number-columns-repeated="3"/>
        </table:table-row>
        <table:table-row table:style-name="ro1">
          <table:table-cell office:value-type="float" office:value="0.069612799188" calcext:value-type="float">
            <text:p>0.0696127992</text:p>
          </table:table-cell>
          <table:table-cell office:value-type="float" office:value="63.7747517724966" calcext:value-type="float">
            <text:p>63.7747517725</text:p>
          </table:table-cell>
          <table:table-cell table:number-columns-repeated="3"/>
        </table:table-row>
      </table:table>
      <table:table table:name="clea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00393060692144" calcext:value-type="float">
            <text:p>0.0003930607</text:p>
          </table:table-cell>
          <table:table-cell office:value-type="float" office:value="32.1615877921612" calcext:value-type="float">
            <text:p>32.161587792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96286263887" calcext:value-type="float">
            <text:p>0.0001962863</text:p>
          </table:table-cell>
          <table:table-cell office:value-type="float" office:value="36.3001886287972" calcext:value-type="float">
            <text:p>36.3001886288</text:p>
          </table:table-cell>
          <table:table-cell table:number-columns-repeated="3"/>
        </table:table-row>
        <table:table-row table:style-name="ro1">
          <table:table-cell office:value-type="float" office:value="0.000376670235122" calcext:value-type="float">
            <text:p>0.0003766702</text:p>
          </table:table-cell>
          <table:table-cell office:value-type="float" office:value="66.8301216499625" calcext:value-type="float">
            <text:p>66.83012165</text:p>
          </table:table-cell>
          <table:table-cell table:number-columns-repeated="3"/>
        </table:table-row>
        <table:table-row table:style-name="ro1">
          <table:table-cell office:value-type="float" office:value="0.000196526395952" calcext:value-type="float">
            <text:p>0.0001965264</text:p>
          </table:table-cell>
          <table:table-cell office:value-type="float" office:value="12.5253530638382" calcext:value-type="float">
            <text:p>12.5253530638</text:p>
          </table:table-cell>
          <table:table-cell table:number-columns-repeated="3"/>
        </table:table-row>
        <table:table-row table:style-name="ro1">
          <table:table-cell office:value-type="float" office:value="0.000397140587768" calcext:value-type="float">
            <text:p>0.0003971406</text:p>
          </table:table-cell>
          <table:table-cell office:value-type="float" office:value="25.0771797374189" calcext:value-type="float">
            <text:p>25.0771797374</text:p>
          </table:table-cell>
          <table:table-cell table:number-columns-repeated="3"/>
        </table:table-row>
        <table:table-row table:style-name="ro1">
          <table:table-cell office:value-type="float" office:value="0.000398190045249" calcext:value-type="float">
            <text:p>0.00039819</text:p>
          </table:table-cell>
          <table:table-cell office:value-type="float" office:value="32.6203830350119" calcext:value-type="float">
            <text:p>32.620383035</text:p>
          </table:table-cell>
          <table:table-cell table:number-columns-repeated="3"/>
        </table:table-row>
        <table:table-row table:style-name="ro1">
          <table:table-cell office:value-type="float" office:value="0.000413105413105" calcext:value-type="float">
            <text:p>0.0004131054</text:p>
          </table:table-cell>
          <table:table-cell office:value-type="float" office:value="48.3387707251272" calcext:value-type="float">
            <text:p>48.3387707251</text:p>
          </table:table-cell>
          <table:table-cell table:number-columns-repeated="3"/>
        </table:table-row>
        <table:table-row table:style-name="ro1">
          <table:table-cell office:value-type="float" office:value="0.000337769371073" calcext:value-type="float">
            <text:p>0.0003377694</text:p>
          </table:table-cell>
          <table:table-cell office:value-type="float" office:value="46.8476143509943" calcext:value-type="float">
            <text:p>46.847614351</text:p>
          </table:table-cell>
          <table:table-cell table:number-columns-repeated="3"/>
        </table:table-row>
        <table:table-row table:style-name="ro1">
          <table:table-cell office:value-type="float" office:value="0.000295455888436" calcext:value-type="float">
            <text:p>0.0002954559</text:p>
          </table:table-cell>
          <table:table-cell office:value-type="float" office:value="36.4838964854694" calcext:value-type="float">
            <text:p>36.4838964855</text:p>
          </table:table-cell>
          <table:table-cell table:number-columns-repeated="3"/>
        </table:table-row>
        <table:table-row table:style-name="ro1">
          <table:table-cell office:value-type="float" office:value="0.000461647727273" calcext:value-type="float">
            <text:p>0.0004616477</text:p>
          </table:table-cell>
          <table:table-cell office:value-type="float" office:value="36.701536157517" calcext:value-type="float">
            <text:p>36.7015361575</text:p>
          </table:table-cell>
          <table:table-cell table:number-columns-repeated="3"/>
        </table:table-row>
        <table:table-row table:style-name="ro1">
          <table:table-cell office:value-type="float" office:value="0.000314512882448" calcext:value-type="float">
            <text:p>0.0003145129</text:p>
          </table:table-cell>
          <table:table-cell office:value-type="float" office:value="24.8667349644687" calcext:value-type="float">
            <text:p>24.8667349645</text:p>
          </table:table-cell>
          <table:table-cell table:number-columns-repeated="3"/>
        </table:table-row>
        <table:table-row table:style-name="ro1">
          <table:table-cell office:value-type="float" office:value="0.000312266497151" calcext:value-type="float">
            <text:p>0.0003122665</text:p>
          </table:table-cell>
          <table:table-cell office:value-type="float" office:value="17.1122404530021" calcext:value-type="float">
            <text:p>17.112240453</text:p>
          </table:table-cell>
          <table:table-cell table:number-columns-repeated="3"/>
        </table:table-row>
        <table:table-row table:style-name="ro1">
          <table:table-cell office:value-type="float" office:value="0.000295941166896" calcext:value-type="float">
            <text:p>0.0002959412</text:p>
          </table:table-cell>
          <table:table-cell office:value-type="float" office:value="38.5025865831147" calcext:value-type="float">
            <text:p>38.5025865831</text:p>
          </table:table-cell>
          <table:table-cell table:number-columns-repeated="3"/>
        </table:table-row>
        <table:table-row table:style-name="ro1">
          <table:table-cell office:value-type="float" office:value="0.000218176048237" calcext:value-type="float">
            <text:p>0.000218176</text:p>
          </table:table-cell>
          <table:table-cell office:value-type="float" office:value="59.1434026527436" calcext:value-type="float">
            <text:p>59.1434026527</text:p>
          </table:table-cell>
          <table:table-cell table:number-columns-repeated="3"/>
        </table:table-row>
        <table:table-row table:style-name="ro1">
          <table:table-cell office:value-type="float" office:value="0.000492231964313" calcext:value-type="float">
            <text:p>0.000492232</text:p>
          </table:table-cell>
          <table:table-cell office:value-type="float" office:value="28.4111201425668" calcext:value-type="float">
            <text:p>28.4111201426</text:p>
          </table:table-cell>
          <table:table-cell table:number-columns-repeated="3"/>
        </table:table-row>
        <table:table-row table:style-name="ro1">
          <table:table-cell office:value-type="float" office:value="0.000331059101247" calcext:value-type="float">
            <text:p>0.0003310591</text:p>
          </table:table-cell>
          <table:table-cell office:value-type="float" office:value="33.5609785889358" calcext:value-type="float">
            <text:p>33.5609785889</text:p>
          </table:table-cell>
          <table:table-cell table:number-columns-repeated="3"/>
        </table:table-row>
        <table:table-row table:style-name="ro1">
          <table:table-cell office:value-type="float" office:value="0.000160985229605" calcext:value-type="float">
            <text:p>0.0001609852</text:p>
          </table:table-cell>
          <table:table-cell office:value-type="float" office:value="16.3851813264881" calcext:value-type="float">
            <text:p>16.3851813265</text:p>
          </table:table-cell>
          <table:table-cell table:number-columns-repeated="3"/>
        </table:table-row>
        <table:table-row table:style-name="ro1">
          <table:table-cell office:value-type="float" office:value="0.000354181169775" calcext:value-type="float">
            <text:p>0.0003541812</text:p>
          </table:table-cell>
          <table:table-cell office:value-type="float" office:value="31.3809001561059" calcext:value-type="float">
            <text:p>31.3809001561</text:p>
          </table:table-cell>
          <table:table-cell table:number-columns-repeated="3"/>
        </table:table-row>
        <table:table-row table:style-name="ro1">
          <table:table-cell office:value-type="float" office:value="0.000321861277789" calcext:value-type="float">
            <text:p>0.0003218613</text:p>
          </table:table-cell>
          <table:table-cell office:value-type="float" office:value="39.898671136441" calcext:value-type="float">
            <text:p>39.8986711364</text:p>
          </table:table-cell>
          <table:table-cell table:number-columns-repeated="3"/>
        </table:table-row>
        <table:table-row table:style-name="ro1">
          <table:table-cell office:value-type="float" office:value="0.000318953831433" calcext:value-type="float">
            <text:p>0.0003189538</text:p>
          </table:table-cell>
          <table:table-cell office:value-type="float" office:value="48.2859594028573" calcext:value-type="float">
            <text:p>48.2859594029</text:p>
          </table:table-cell>
          <table:table-cell table:number-columns-repeated="3"/>
        </table:table-row>
        <table:table-row table:style-name="ro1">
          <table:table-cell office:value-type="float" office:value="0.000287158281645" calcext:value-type="float">
            <text:p>0.0002871583</text:p>
          </table:table-cell>
          <table:table-cell office:value-type="float" office:value="27.885756368497" calcext:value-type="float">
            <text:p>27.8857563685</text:p>
          </table:table-cell>
          <table:table-cell table:number-columns-repeated="3"/>
        </table:table-row>
        <table:table-row table:style-name="ro1">
          <table:table-cell office:value-type="float" office:value="0.000304747973426" calcext:value-type="float">
            <text:p>0.000304748</text:p>
          </table:table-cell>
          <table:table-cell office:value-type="float" office:value="35.1797129438029" calcext:value-type="float">
            <text:p>35.1797129438</text:p>
          </table:table-cell>
          <table:table-cell table:number-columns-repeated="3"/>
        </table:table-row>
        <table:table-row table:style-name="ro1">
          <table:table-cell office:value-type="float" office:value="0.000448654898104" calcext:value-type="float">
            <text:p>0.0004486549</text:p>
          </table:table-cell>
          <table:table-cell office:value-type="float" office:value="32.0345422073734" calcext:value-type="float">
            <text:p>32.0345422074</text:p>
          </table:table-cell>
          <table:table-cell table:number-columns-repeated="3"/>
        </table:table-row>
        <table:table-row table:style-name="ro1">
          <table:table-cell office:value-type="float" office:value="0.000472184065934" calcext:value-type="float">
            <text:p>0.0004721841</text:p>
          </table:table-cell>
          <table:table-cell office:value-type="float" office:value="44.1717748559333" calcext:value-type="float">
            <text:p>44.1717748559</text:p>
          </table:table-cell>
          <table:table-cell table:number-columns-repeated="3"/>
        </table:table-row>
        <table:table-row table:style-name="ro1">
          <table:table-cell office:value-type="float" office:value="0.000536126176672" calcext:value-type="float">
            <text:p>0.0005361262</text:p>
          </table:table-cell>
          <table:table-cell office:value-type="float" office:value="56.2510970009028" calcext:value-type="float">
            <text:p>56.2510970009</text:p>
          </table:table-cell>
          <table:table-cell table:number-columns-repeated="3"/>
        </table:table-row>
        <table:table-row table:style-name="ro1">
          <table:table-cell office:value-type="float" office:value="0.000307408545958" calcext:value-type="float">
            <text:p>0.0003074085</text:p>
          </table:table-cell>
          <table:table-cell office:value-type="float" office:value="30.8968070115867" calcext:value-type="float">
            <text:p>30.8968070116</text:p>
          </table:table-cell>
          <table:table-cell table:number-columns-repeated="3"/>
        </table:table-row>
        <table:table-row table:style-name="ro1">
          <table:table-cell office:value-type="float" office:value="0.00028129395218" calcext:value-type="float">
            <text:p>0.000281294</text:p>
          </table:table-cell>
          <table:table-cell office:value-type="float" office:value="21.1291989347429" calcext:value-type="float">
            <text:p>21.1291989347</text:p>
          </table:table-cell>
          <table:table-cell table:number-columns-repeated="3"/>
        </table:table-row>
        <table:table-row table:style-name="ro1">
          <table:table-cell office:value-type="float" office:value="0.000302529361555" calcext:value-type="float">
            <text:p>0.0003025294</text:p>
          </table:table-cell>
          <table:table-cell office:value-type="float" office:value="38.9918890647749" calcext:value-type="float">
            <text:p>38.9918890648</text:p>
          </table:table-cell>
          <table:table-cell table:number-columns-repeated="3"/>
        </table:table-row>
        <table:table-row table:style-name="ro1">
          <table:table-cell office:value-type="float" office:value="0.000300699522046" calcext:value-type="float">
            <text:p>0.0003006995</text:p>
          </table:table-cell>
          <table:table-cell office:value-type="float" office:value="8.67443208868328" calcext:value-type="float">
            <text:p>8.6744320887</text:p>
          </table:table-cell>
          <table:table-cell table:number-columns-repeated="3"/>
        </table:table-row>
        <table:table-row table:style-name="ro1">
          <table:table-cell office:value-type="float" office:value="0.000296080964686" calcext:value-type="float">
            <text:p>0.000296081</text:p>
          </table:table-cell>
          <table:table-cell office:value-type="float" office:value="25.8552518059476" calcext:value-type="float">
            <text:p>25.8552518059</text:p>
          </table:table-cell>
          <table:table-cell table:number-columns-repeated="3"/>
        </table:table-row>
        <table:table-row table:style-name="ro1">
          <table:table-cell office:value-type="float" office:value="0.000404761904762" calcext:value-type="float">
            <text:p>0.0004047619</text:p>
          </table:table-cell>
          <table:table-cell office:value-type="float" office:value="27.8397102445864" calcext:value-type="float">
            <text:p>27.8397102446</text:p>
          </table:table-cell>
          <table:table-cell table:number-columns-repeated="3"/>
        </table:table-row>
        <table:table-row table:style-name="ro1">
          <table:table-cell office:value-type="float" office:value="0.000364460541452" calcext:value-type="float">
            <text:p>0.0003644605</text:p>
          </table:table-cell>
          <table:table-cell office:value-type="float" office:value="21.6540410362814" calcext:value-type="float">
            <text:p>21.6540410363</text:p>
          </table:table-cell>
          <table:table-cell table:number-columns-repeated="3"/>
        </table:table-row>
        <table:table-row table:style-name="ro1">
          <table:table-cell office:value-type="float" office:value="0.000426584762392" calcext:value-type="float">
            <text:p>0.0004265848</text:p>
          </table:table-cell>
          <table:table-cell office:value-type="float" office:value="24.0997046921906" calcext:value-type="float">
            <text:p>24.0997046922</text:p>
          </table:table-cell>
          <table:table-cell table:number-columns-repeated="3"/>
        </table:table-row>
        <table:table-row table:style-name="ro1">
          <table:table-cell office:value-type="float" office:value="0.000417352316902" calcext:value-type="float">
            <text:p>0.0004173523</text:p>
          </table:table-cell>
          <table:table-cell office:value-type="float" office:value="60.2266596121679" calcext:value-type="float">
            <text:p>60.2266596122</text:p>
          </table:table-cell>
          <table:table-cell table:number-columns-repeated="3"/>
        </table:table-row>
        <table:table-row table:style-name="ro1">
          <table:table-cell office:value-type="float" office:value="0.000322437180342" calcext:value-type="float">
            <text:p>0.0003224372</text:p>
          </table:table-cell>
          <table:table-cell office:value-type="float" office:value="59.5194304615143" calcext:value-type="float">
            <text:p>59.5194304615</text:p>
          </table:table-cell>
          <table:table-cell table:number-columns-repeated="3"/>
        </table:table-row>
        <table:table-row table:style-name="ro1">
          <table:table-cell office:value-type="float" office:value="0.000519072758808" calcext:value-type="float">
            <text:p>0.0005190728</text:p>
          </table:table-cell>
          <table:table-cell office:value-type="float" office:value="45.3208262299149" calcext:value-type="float">
            <text:p>45.3208262299</text:p>
          </table:table-cell>
          <table:table-cell table:number-columns-repeated="3"/>
        </table:table-row>
        <table:table-row table:style-name="ro1">
          <table:table-cell office:value-type="float" office:value="0.0003529143898" calcext:value-type="float">
            <text:p>0.0003529144</text:p>
          </table:table-cell>
          <table:table-cell office:value-type="float" office:value="42.0689434246472" calcext:value-type="float">
            <text:p>42.0689434246</text:p>
          </table:table-cell>
          <table:table-cell table:number-columns-repeated="3"/>
        </table:table-row>
        <table:table-row table:style-name="ro1">
          <table:table-cell office:value-type="float" office:value="0.000207757131913" calcext:value-type="float">
            <text:p>0.0002077571</text:p>
          </table:table-cell>
          <table:table-cell office:value-type="float" office:value="14.5202658019803" calcext:value-type="float">
            <text:p>14.520265802</text:p>
          </table:table-cell>
          <table:table-cell table:number-columns-repeated="3"/>
        </table:table-row>
        <table:table-row table:style-name="ro1">
          <table:table-cell office:value-type="float" office:value="0.000313873195229" calcext:value-type="float">
            <text:p>0.0003138732</text:p>
          </table:table-cell>
          <table:table-cell office:value-type="float" office:value="16.2661776283784" calcext:value-type="float">
            <text:p>16.2661776284</text:p>
          </table:table-cell>
          <table:table-cell table:number-columns-repeated="3"/>
        </table:table-row>
        <table:table-row table:style-name="ro1">
          <table:table-cell office:value-type="float" office:value="0.000399551273185" calcext:value-type="float">
            <text:p>0.0003995513</text:p>
          </table:table-cell>
          <table:table-cell office:value-type="float" office:value="59.9196694198583" calcext:value-type="float">
            <text:p>59.9196694199</text:p>
          </table:table-cell>
          <table:table-cell table:number-columns-repeated="3"/>
        </table:table-row>
        <table:table-row table:style-name="ro1">
          <table:table-cell office:value-type="float" office:value="0.000320589885389" calcext:value-type="float">
            <text:p>0.0003205899</text:p>
          </table:table-cell>
          <table:table-cell office:value-type="float" office:value="21.6485725453522" calcext:value-type="float">
            <text:p>21.6485725454</text:p>
          </table:table-cell>
          <table:table-cell table:number-columns-repeated="3"/>
        </table:table-row>
        <table:table-row table:style-name="ro1">
          <table:table-cell office:value-type="float" office:value="0.000201510140701" calcext:value-type="float">
            <text:p>0.0002015101</text:p>
          </table:table-cell>
          <table:table-cell office:value-type="float" office:value="64.8482992496275" calcext:value-type="float">
            <text:p>64.8482992496</text:p>
          </table:table-cell>
          <table:table-cell table:number-columns-repeated="3"/>
        </table:table-row>
        <table:table-row table:style-name="ro1">
          <table:table-cell office:value-type="float" office:value="0.000390724794494" calcext:value-type="float">
            <text:p>0.0003907248</text:p>
          </table:table-cell>
          <table:table-cell office:value-type="float" office:value="29.7471151128646" calcext:value-type="float">
            <text:p>29.7471151129</text:p>
          </table:table-cell>
          <table:table-cell table:number-columns-repeated="3"/>
        </table:table-row>
        <table:table-row table:style-name="ro1">
          <table:table-cell office:value-type="float" office:value="0.000387343549519" calcext:value-type="float">
            <text:p>0.0003873435</text:p>
          </table:table-cell>
          <table:table-cell office:value-type="float" office:value="39.6303560513544" calcext:value-type="float">
            <text:p>39.6303560514</text:p>
          </table:table-cell>
          <table:table-cell table:number-columns-repeated="3"/>
        </table:table-row>
        <table:table-row table:style-name="ro1">
          <table:table-cell office:value-type="float" office:value="0.000441375831521" calcext:value-type="float">
            <text:p>0.0004413758</text:p>
          </table:table-cell>
          <table:table-cell office:value-type="float" office:value="54.2868308342192" calcext:value-type="float">
            <text:p>54.2868308342</text:p>
          </table:table-cell>
          <table:table-cell table:number-columns-repeated="3"/>
        </table:table-row>
        <table:table-row table:style-name="ro1">
          <table:table-cell office:value-type="float" office:value="0.000388126698054" calcext:value-type="float">
            <text:p>0.0003881267</text:p>
          </table:table-cell>
          <table:table-cell office:value-type="float" office:value="50.5864715042999" calcext:value-type="float">
            <text:p>50.5864715043</text:p>
          </table:table-cell>
          <table:table-cell table:number-columns-repeated="3"/>
        </table:table-row>
        <table:table-row table:style-name="ro1">
          <table:table-cell office:value-type="float" office:value="0.000460120842263" calcext:value-type="float">
            <text:p>0.0004601208</text:p>
          </table:table-cell>
          <table:table-cell office:value-type="float" office:value="33.4985978125286" calcext:value-type="float">
            <text:p>33.4985978125</text:p>
          </table:table-cell>
          <table:table-cell table:number-columns-repeated="3"/>
        </table:table-row>
        <table:table-row table:style-name="ro1">
          <table:table-cell office:value-type="float" office:value="0.000279077402939" calcext:value-type="float">
            <text:p>0.0002790774</text:p>
          </table:table-cell>
          <table:table-cell office:value-type="float" office:value="19.7421596967337" calcext:value-type="float">
            <text:p>19.7421596967</text:p>
          </table:table-cell>
          <table:table-cell table:number-columns-repeated="3"/>
        </table:table-row>
        <table:table-row table:style-name="ro1">
          <table:table-cell office:value-type="float" office:value="0.000391379858614" calcext:value-type="float">
            <text:p>0.0003913799</text:p>
          </table:table-cell>
          <table:table-cell office:value-type="float" office:value="59.9977291552899" calcext:value-type="float">
            <text:p>59.9977291553</text:p>
          </table:table-cell>
          <table:table-cell table:number-columns-repeated="3"/>
        </table:table-row>
        <table:table-row table:style-name="ro1">
          <table:table-cell office:value-type="float" office:value="0.000328117984319" calcext:value-type="float">
            <text:p>0.000328118</text:p>
          </table:table-cell>
          <table:table-cell office:value-type="float" office:value="38.7076871840587" calcext:value-type="float">
            <text:p>38.7076871841</text:p>
          </table:table-cell>
          <table:table-cell table:number-columns-repeated="3"/>
        </table:table-row>
        <table:table-row table:style-name="ro1">
          <table:table-cell office:value-type="float" office:value="0.000464165192629" calcext:value-type="float">
            <text:p>0.0004641652</text:p>
          </table:table-cell>
          <table:table-cell office:value-type="float" office:value="19.7702723714057" calcext:value-type="float">
            <text:p>19.7702723714</text:p>
          </table:table-cell>
          <table:table-cell table:number-columns-repeated="3"/>
        </table:table-row>
        <table:table-row table:style-name="ro1">
          <table:table-cell office:value-type="float" office:value="0.000343477364842" calcext:value-type="float">
            <text:p>0.0003434774</text:p>
          </table:table-cell>
          <table:table-cell office:value-type="float" office:value="45.3897442120657" calcext:value-type="float">
            <text:p>45.3897442121</text:p>
          </table:table-cell>
          <table:table-cell table:number-columns-repeated="3"/>
        </table:table-row>
        <table:table-row table:style-name="ro1">
          <table:table-cell office:value-type="float" office:value="0.000379772373933" calcext:value-type="float">
            <text:p>0.0003797724</text:p>
          </table:table-cell>
          <table:table-cell office:value-type="float" office:value="18.0272553063842" calcext:value-type="float">
            <text:p>18.0272553064</text:p>
          </table:table-cell>
          <table:table-cell table:number-columns-repeated="3"/>
        </table:table-row>
        <table:table-row table:style-name="ro1">
          <table:table-cell office:value-type="float" office:value="0.000384753819613" calcext:value-type="float">
            <text:p>0.0003847538</text:p>
          </table:table-cell>
          <table:table-cell office:value-type="float" office:value="36.2715242189464" calcext:value-type="float">
            <text:p>36.2715242189</text:p>
          </table:table-cell>
          <table:table-cell table:number-columns-repeated="3"/>
        </table:table-row>
        <table:table-row table:style-name="ro1">
          <table:table-cell office:value-type="float" office:value="0.000296486047367" calcext:value-type="float">
            <text:p>0.000296486</text:p>
          </table:table-cell>
          <table:table-cell office:value-type="float" office:value="17.2704078079563" calcext:value-type="float">
            <text:p>17.270407808</text:p>
          </table:table-cell>
          <table:table-cell table:number-columns-repeated="3"/>
        </table:table-row>
        <table:table-row table:style-name="ro1">
          <table:table-cell office:value-type="float" office:value="0.000295080208166" calcext:value-type="float">
            <text:p>0.0002950802</text:p>
          </table:table-cell>
          <table:table-cell office:value-type="float" office:value="64.8669415535691" calcext:value-type="float">
            <text:p>64.8669415536</text:p>
          </table:table-cell>
          <table:table-cell table:number-columns-repeated="3"/>
        </table:table-row>
        <table:table-row table:style-name="ro1">
          <table:table-cell office:value-type="float" office:value="0.000279551856869" calcext:value-type="float">
            <text:p>0.0002795519</text:p>
          </table:table-cell>
          <table:table-cell office:value-type="float" office:value="22.6240377250196" calcext:value-type="float">
            <text:p>22.624037725</text:p>
          </table:table-cell>
          <table:table-cell table:number-columns-repeated="3"/>
        </table:table-row>
        <table:table-row table:style-name="ro1">
          <table:table-cell office:value-type="float" office:value="0.000358901474367" calcext:value-type="float">
            <text:p>0.0003589015</text:p>
          </table:table-cell>
          <table:table-cell office:value-type="float" office:value="51.5005460169609" calcext:value-type="float">
            <text:p>51.500546017</text:p>
          </table:table-cell>
          <table:table-cell table:number-columns-repeated="3"/>
        </table:table-row>
        <table:table-row table:style-name="ro1">
          <table:table-cell office:value-type="float" office:value="0.000404946578201" calcext:value-type="float">
            <text:p>0.0004049466</text:p>
          </table:table-cell>
          <table:table-cell office:value-type="float" office:value="51.6153839264569" calcext:value-type="float">
            <text:p>51.6153839265</text:p>
          </table:table-cell>
          <table:table-cell table:number-columns-repeated="3"/>
        </table:table-row>
        <table:table-row table:style-name="ro1">
          <table:table-cell office:value-type="float" office:value="0.000287547002875" calcext:value-type="float">
            <text:p>0.000287547</text:p>
          </table:table-cell>
          <table:table-cell office:value-type="float" office:value="12.9204450302921" calcext:value-type="float">
            <text:p>12.9204450303</text:p>
          </table:table-cell>
          <table:table-cell table:number-columns-repeated="3"/>
        </table:table-row>
        <table:table-row table:style-name="ro1">
          <table:table-cell office:value-type="float" office:value="0.000374270817201" calcext:value-type="float">
            <text:p>0.0003742708</text:p>
          </table:table-cell>
          <table:table-cell office:value-type="float" office:value="44.3385406172785" calcext:value-type="float">
            <text:p>44.3385406173</text:p>
          </table:table-cell>
          <table:table-cell table:number-columns-repeated="3"/>
        </table:table-row>
        <table:table-row table:style-name="ro1">
          <table:table-cell office:value-type="float" office:value="0.000332124400515" calcext:value-type="float">
            <text:p>0.0003321244</text:p>
          </table:table-cell>
          <table:table-cell office:value-type="float" office:value="30.5355834039101" calcext:value-type="float">
            <text:p>30.5355834039</text:p>
          </table:table-cell>
          <table:table-cell table:number-columns-repeated="3"/>
        </table:table-row>
        <table:table-row table:style-name="ro1">
          <table:table-cell office:value-type="float" office:value="0.000389957911439" calcext:value-type="float">
            <text:p>0.0003899579</text:p>
          </table:table-cell>
          <table:table-cell office:value-type="float" office:value="52.1346472336604" calcext:value-type="float">
            <text:p>52.1346472337</text:p>
          </table:table-cell>
          <table:table-cell table:number-columns-repeated="3"/>
        </table:table-row>
        <table:table-row table:style-name="ro1">
          <table:table-cell office:value-type="float" office:value="0.000217426754362" calcext:value-type="float">
            <text:p>0.0002174268</text:p>
          </table:table-cell>
          <table:table-cell office:value-type="float" office:value="41.9663655484693" calcext:value-type="float">
            <text:p>41.96636554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00:22:54.571429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9:03.341187214</meta:creation-date>
    <dc:date>2019-02-18T00:35:55.045465691</dc:date>
    <meta:editing-duration>PT22M39S</meta:editing-duration>
    <meta:editing-cycles>9</meta:editing-cycles>
    <meta:generator>LibreOffice/5.1.6.2$Linux_X86_64 LibreOffice_project/10m0$Build-2</meta:generator>
    <meta:document-statistic meta:table-count="3" meta:cell-count="408" meta:object-count="0"/>
  </office:meta>
</office:document-meta>
</file>